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naconda</text:p>
      <text:p text:style-name="P1"/>
      <text:p text:style-name="P2">During the Civil War in the United States (1861-5), in which the Northern, capitalist, states defeated the Southern, slave, states, the North at one point developed a military strategy they called the “Anaconda”. <text:span text:style-name="T1">Under this strategy, the Northern armies were to wrap themselves around the Southern armies like an anaconda. This ridiculous strategy was subjected to a merciless criticism by Karl Marx in some of his letters to Engels. The “criticism” of failure on the battle field forced the North to abandon this strategy later.</text:span></text:p>
      <text:p text:style-name="P3"><text:tab/>In one of the ironies of history, what was to be the high point of the US war in Afghanistan was also called “Operation Anaconda”. Its failure was just as spectacular. Just as did the US capitalist class following this more recent disaster (for them), so the workers' movement should learn from it – what was the basis of this failure and what has changed since.</text:p>
      <text:p text:style-name="P3"/>
      <text:p text:style-name="P3"><text:tab/><text:span text:style-name="T7">From “Counter Terrorism” to “Counter Insurgency”</text:span></text:p>
      <text:p text:style-name="P3"><text:tab/>At present, the strategists for US capitalism have made a conscious shift from a “counter terrorist” strategy to one of “counter insurgency”. Under the former, the idea is to make a “surgical” strike using minimal troop numbers, “take out” (kill) a particular “terrorist” force, and withdraw. Under counter insurgency, the idea is more long range – to go in and remove the social basis for an insurgency. The original plans for the US invasion of Afghanistan basically were modeled around counter terrorism – go in, wipe out the Taliban regime and their al Qaeda allies, and withdraw.</text:p>
      <text:p text:style-name="P3"/>
      <text:p text:style-name="P3"><text:tab/><text:span text:style-name="T7">War on the Cheap</text:span></text:p>
      <text:p text:style-name="P3">This, in turn, flowed from the military thinking of then US Secretary of Defense, Donald Rumsfeld. His idea was to conduct wars (invasions) with minimal troop levels, wars “on the cheap” it could be called. Behind this lay the idea that this would enable US capitalism to invade a whole series of countries. Also related to this thinking was the viewpoint that all that mattered was immediate military superiority. Any consideration of the complexities, of what came after the immediate military victory, was seen as weakness by Rumsfeld and his cohorts in the Bush administration.</text:p>
      <text:p text:style-name="P2"><text:span text:style-name="T1"><text:tab/>Thus it was that when the US first bombed and then invaded Afghanistan, they did it with minimal troop levels and even less long range planning. The highpoint of this operation came in the last month of 2001 and the first few months of 2002. In December of 2001, the representatives of US capitalism installed Hamid Karzai... from their safe meeting place in Bonn, Germany. The idea that a new government could be installed from half way around the world, in itself, shows how ridiculously short sighted they were. As Seymour Hersh, maybe the foremost bourgeois journalist in the US today, writes </text:span><text:span text:style-name="T3">“There was no agreement on establishing an international police force, no procedures for collecting taxes, no strategy for disarming the many militants or individual Afghans, and no resolution with the Taliban.”</text:span><text:span text:style-name="T5"> (Hersh, “Chain of Command”)</text:span></text:p>
      <text:p text:style-name="P4"/>
      <text:p text:style-name="P2"><text:span text:style-name="T5"><text:tab/></text:span><text:span text:style-name="T6">“Operation Anaconda”</text:span></text:p>
      <text:p text:style-name="P3"><text:tab/>This was followed by a military disaster – “Operation Anaconda”. Under this operation (in the first few months of 2002), the Taliban/al Qaeda mountain stronghold in the Shah-i-Kot Mountains of Eastern Pakistan were to be retaken. Normally, an artillery and aerial bombardment is used to soften up the enemy before a ground assault is undertaken. This was not done in Operation Anaconda; the idea was to take the enemy by surprise. The very idea that US and Western forces could surprise Afghan forces in such a major operation shows the total ignorance under which the Western forces operated. However, just in case the element of surprise was lacking, the first sent in were the Afghani counter parts, stand-ins, for the Western forces. </text:p>
      <text:p text:style-name="P2"><text:span text:style-name="T1"><text:tab/>Driving up a narrow mountain pass in nothing but trucks, these forces were subjected to a withering mortar attack. Not only were the Taliban/al Qaeda forces waiting, they had had time to set up </text:span><text:soft-page-break/><text:span text:style-name="T1">their mortars and get them properly aimed for a fixed spot on this road (a process known as “registering” the mortars). At least 40 of these Afghan fighters of the new Karzai “government” were killed almost immediately. The rest fled and refused orders to regroup and attack again.</text:span></text:p>
      <text:p text:style-name="P3"><text:tab/>Next up were US forces, flown in on helicopters. They were hardly more successful, and many dropped their weapons and other equipment and fled also. A former Marine described the landing zone as “littered with weapons, backpacks, night vision goggles and radios as the soldiers fled down the mountain side.” (Hersh, p. 139) A reporter for the London Financial Times reported that they could actually hear the al Qaeda troops laughing at them!</text:p>
      <text:p text:style-name="P3"/>
      <text:p text:style-name="P3"><text:tab/><text:span text:style-name="T7">US Capitalism Changes Horses</text:span></text:p>
      <text:p text:style-name="P3">As Hersh explains, the invasion of Afghanistan was seen as a warm-up for an invasion of Iraq, and in both cases the idea was to invade, set up a puppet regime, and withdraw the majority of US forces. At first, it seemed this general strategy in Afghanistan might succeed. However, lacking any credible political base on the ground, gradually the situation came unglued there. This was clear by the time of the recent presidential elections, and one of the issues around which those elections revolved was exactly this, with Obama emphasizing the necessity of putting more resources into the war in Afghanistan.</text:p>
      <text:p text:style-name="P3"><text:tab/>It was a case of “war on the cheap” having failed. First, its foremost and most determined advocate, Rumsfeld, had to go. Then, the US capitalist class ensured that a continuation of this failure was not carried out by a “Bush II” (McCain) administration. In one sense, this change has not been merely superficial. Recent news reports describe how Obama came to decide to send 30,000 additional troops to Afghanistan. He went through a lengthy process in which he listened to all sides, encouraged debate, and then made a decision. This contrasts with the Bush/Cheney approach of assuming that immediate military superiority is all that matters and anybody who raised more complex issues was considered to be weak. </text:p>
      <text:p text:style-name="P3"><text:tab/>In order to sell his increased troop deployment, Obama claimed that these troops would start to be withdrawn in two years. Already, however, his defense secretary, Robert Gates, is saying that there is no set timetable. This is a recognition that the problem they face is complex and is not likely to be resolved by these increased troops. </text:p>
      <text:p text:style-name="P3"/>
      <text:p text:style-name="P3"><text:tab/><text:span text:style-name="T7">Limited Goals?</text:span></text:p>
      <text:p text:style-name="P3">The original “counter terrorism” strategy had to be replaced with “counter insurgency”. Now, Obama, in trying to sell his deployment of 30,000 more troops has promised they will be withdrawn in two years. Already, his defense secretary, Robert Gates, is hedging this promise, saying there is no set timetable. This is a recognition of an even more intractable problem: This war will not be won by military might alone. Equally or even more necessary will be the establishment of a credible regime in Kabul. But for this, a stable capitalist society in the country as a whole will be necessary. There are no social forces allied with the Western troops (or with the Taliban, for that matter) who are capable of achieving this. This is is so because they base themselves on the drug trade, corruption and repression that characterizes the chaos that is Afghanistan today.</text:p>
      <text:p text:style-name="P5"><text:span text:style-name="T2"><text:tab/>Equally a problem is the regional alliances that US capitalism has established. First and foremost is its alliance with the Pakistani regime. There, deep roots have been formed with the Taliban in order for Pakistani capitalism to further its interests in its rivalry with Indian capitalism. The stepped-up war in Afghanistan will further destabilize the Pakistani regime, as US capitalism pressures it to increase its attacks on the Taliban. Recent diplomatic confrontations between the US and Pakistani regimes revealed this. As the International Herald Tribune reported: </text:span><text:span text:style-name="T4">“We’ve offered them a strategic choice,” (between attacking the Taliban themselves and the US increasing its attacks within Pakistan) one administration official said, describing the private communications. “And we’ve heard back almost nothing.” Another administration official said, “Our patience is wearing thin.”</text:span> </text:p>
      <text:p text:style-name="P3"><text:soft-page-break/></text:p>
      <text:p text:style-name="P3"><text:tab/><text:span text:style-name="T7">Blood-Drenched Capitalism</text:span></text:p>
      <text:p text:style-name="P3">In almost every major war, the competing capitalist nations were drawn into hostilities most reluctantly. It was only when their rivalries could not be resolved in any other way that the military option had to be used. Now, we see the same process under way in Afghanistan. One other point must be borne in mind: What is a crisis for US capitalism will mean enormous suffering for the world's working class. However, it will also mean opportunity – the opportunity to throw off once and for all the blood-drenched capitalist system itself.</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Reimanbnb</meta:initial-creator>
    <meta:creation-date>2009-12-07T18:33:09.25</meta:creation-date>
    <dc:date>2009-12-09T04:42:09.68</dc:date>
    <dc:creator>John Reimanbnb</dc:creator>
    <meta:editing-duration>PT02H04M55S</meta:editing-duration>
    <meta:editing-cycles>18</meta:editing-cycles>
    <meta:generator>OpenOffice.org/3.1$Win32 OpenOffice.org_project/310m19$Build-9420</meta:generator>
    <meta:document-statistic meta:table-count="0" meta:image-count="0" meta:object-count="0" meta:page-count="3" meta:paragraph-count="21" meta:word-count="1448" meta:character-count="8688"/>
  </office:meta>
</office:document-meta>
</file>